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1.E1" style:family="table-cell">
      <style:table-cell-properties fo:border="0.05pt solid #000000" fo:padding="0.097cm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P3" style:parent-style-name="Standard" style:family="paragraph">
      <style:text-properties officeooo:paragraph-rsid="000997e7" officeooo:rsid="000997e7"/>
    </style:style>
    <style:style style:name="P4" style:parent-style-name="Heading_20_1" style:family="paragraph">
      <style:paragraph-properties fo:text-align="center" style:justify-single-word="false"/>
    </style:style>
    <style:style style:name="P5" style:parent-style-name="Standard" style:family="paragraph">
      <style:text-properties officeooo:paragraph-rsid="000b71e3" officeooo:rsid="000997e7"/>
    </style:style>
    <style:style style:name="P6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T5" style:family="text">
      <style:text-properties fo:font-weight="normal" fo:font-style="normal" style:use-window-font-color="true" fo:language="en" style:font-style-complex="normal" fo:letter-spacing="normal" style:font-name-asian="Droid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GB" style:font-size-asian="10.5pt" style:text-line-through-type="none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live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beautiful</text:p>
            </table:table-cell>
            <table:table-cell office:value-type="string" table:style-name="Table1.A1">
              <text:p text:style-name="P2">take</text:p>
            </table:table-cell>
            <table:table-cell office:value-type="string" table:style-name="Table1.E1">
              <text:p text:style-name="P2">tonight</text:p>
            </table:table-cell>
          </table:table-row>
          <table:table-row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things</text:p>
            </table:table-cell>
            <table:table-cell office:value-type="string" table:style-name="Table1.A1">
              <text:p text:style-name="P2">some</text:p>
            </table:table-cell>
            <table:table-cell office:value-type="string" table:style-name="Table1.A1">
              <text:p text:style-name="P2">stop</text:p>
            </table:table-cell>
            <table:table-cell office:value-type="string" table:style-name="Table1.E1">
              <text:p text:style-name="P2">here</text:p>
            </table:table-cell>
          </table:table-row>
          <table:table-row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moment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alling</text:p>
            </table:table-cell>
            <table:table-cell office:value-type="string" table:style-name="Table1.E1">
              <text:p text:style-name="P2">fire</text:p>
            </table:table-cell>
          </table:table-row>
          <table:table-row>
            <table:table-cell office:value-type="string" table:style-name="Table1.A1">
              <text:p text:style-name="P2">home</text:p>
            </table:table-cell>
            <table:table-cell office:value-type="string" table:style-name="Table1.A1">
              <text:p text:style-name="P2">though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A1">
              <text:p text:style-name="P2">cheap</text:p>
            </table:table-cell>
            <table:table-cell office:value-type="string" table:style-name="Table1.E1">
              <text:p text:style-name="P2">gonna</text:p>
            </table:table-cell>
          </table:table-row>
          <table:table-row>
            <table:table-cell office:value-type="string" table:style-name="Table1.A1">
              <text:p text:style-name="P2">wanted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call</text:p>
            </table:table-cell>
            <table:table-cell office:value-type="string" table:style-name="Table1.E1">
              <text:p text:style-name="P2">ca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round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E1">
              <text:p text:style-name="P2">running</text:p>
            </table:table-cell>
          </table:table-row>
          <table:table-row>
            <table:table-cell office:value-type="string" table:style-name="Table1.A1">
              <text:p text:style-name="P2">never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walk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E1">
              <text:p text:style-name="P2">free</text:p>
            </table:table-cell>
          </table:table-row>
          <table:table-row>
            <table:table-cell office:value-type="string" table:style-name="Table1.A1">
              <text:p text:style-name="P2">before</text:p>
            </table:table-cell>
            <table:table-cell office:value-type="string" table:style-name="Table1.A1">
              <text:p text:style-name="P2">lin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E1">
              <text:p text:style-name="P2">colours</text:p>
            </table:table-cell>
          </table:table-row>
          <table:table-row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always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bright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sea</text:p>
            </table:table-cell>
            <table:table-cell office:value-type="string" table:style-name="Table1.A1">
              <text:p text:style-name="P2">keep</text:p>
            </table:table-cell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high</text:p>
            </table:table-cell>
            <table:table-cell office:value-type="string" table:style-name="Table1.E1">
              <text:p text:style-name="P2">try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score</text:p>
            </table:table-cell>
            <table:table-cell office:value-type="string" table:style-name="Table1.A1">
              <text:p text:style-name="P2">eyes</text:p>
            </table:table-cell>
            <table:table-cell office:value-type="string" table:style-name="Table1.E1">
              <text:p text:style-name="P2">sun</text:p>
            </table:table-cell>
          </table:table-row>
          <table:table-row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together</text:p>
            </table:table-cell>
            <table:table-cell office:value-type="string" table:style-name="Table1.A1">
              <text:p text:style-name="P2">walking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E1">
              <text:p text:style-name="P2">corner</text:p>
            </table:table-cell>
          </table:table-row>
          <table:table-row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run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ever</text:p>
            </table:table-cell>
            <table:table-cell office:value-type="string" table:style-name="Table1.E1">
              <text:p text:style-name="P2">better</text:p>
            </table:table-cell>
          </table:table-row>
          <table:table-row>
            <table:table-cell office:value-type="string" table:style-name="Table1.A1">
              <text:p text:style-name="P2">afraid</text:p>
            </table:table-cell>
            <table:table-cell office:value-type="string" table:style-name="Table1.A1">
              <text:p text:style-name="P2">hide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E1">
              <text:p text:style-name="P2">light</text:p>
            </table:table-cell>
          </table:table-row>
          <table:table-row>
            <table:table-cell office:value-type="string" table:style-name="Table1.A1">
              <text:p text:style-name="P2">wire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yeah</text:p>
            </table:table-cell>
            <table:table-cell office:value-type="string" table:style-name="Table1.A1">
              <text:p text:style-name="P2">hear</text:p>
            </table:table-cell>
            <table:table-cell office:value-type="string" table:style-name="Table1.E1">
              <text:p text:style-name="P2">around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back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holding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turn</text:p>
            </table:table-cell>
          </table:table-row>
          <table:table-row>
            <table:table-cell office:value-type="string" table:style-name="Table1.A1">
              <text:p text:style-name="P2">take</text:p>
            </table:table-cell>
            <table:table-cell office:value-type="string" table:style-name="Table1.A1">
              <text:p text:style-name="P2">stand</text:p>
            </table:table-cell>
            <table:table-cell office:value-type="string" table:style-name="Table1.A1">
              <text:p text:style-name="P2">much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E1">
              <text:p text:style-name="P2">another</text:p>
            </table:table-cell>
          </table:table-row>
          <table:table-row>
            <table:table-cell office:value-type="string" table:style-name="Table1.A1">
              <text:p text:style-name="P2">know</text:p>
            </table:table-cell>
            <table:table-cell office:value-type="string" table:style-name="Table1.A1">
              <text:p text:style-name="P2">real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good</text:p>
            </table:table-cell>
            <table:table-cell office:value-type="string" table:style-name="Table1.E1">
              <text:p text:style-name="P2">same</text:p>
            </table:table-cell>
          </table:table-row>
          <table:table-row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doing</text:p>
            </table:table-cell>
            <table:table-cell office:value-type="string" table:style-name="Table1.A1">
              <text:p text:style-name="P2">stop</text:p>
            </table:table-cell>
            <table:table-cell office:value-type="string" table:style-name="Table1.A1">
              <text:p text:style-name="P2">her</text:p>
            </table:table-cell>
            <table:table-cell office:value-type="string" table:style-name="Table1.E1">
              <text:p text:style-name="P2">get</text:p>
            </table:table-cell>
          </table:table-row>
          <table:table-row>
            <table:table-cell office:value-type="string" table:style-name="Table1.A1">
              <text:p text:style-name="P2">these</text:p>
            </table:table-cell>
            <table:table-cell office:value-type="string" table:style-name="Table1.A1">
              <text:p text:style-name="P2">never</text:p>
            </table:table-cell>
            <table:table-cell office:value-type="string" table:style-name="Table1.A1">
              <text:p text:style-name="P2">stars</text:p>
            </table:table-cell>
            <table:table-cell office:value-type="string" table:style-name="Table1.A1">
              <text:p text:style-name="P2">along</text:p>
            </table:table-cell>
            <table:table-cell office:value-type="string" table:style-name="Table1.E1">
              <text:p text:style-name="P2">the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long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close</text:p>
            </table:table-cell>
            <table:table-cell office:value-type="string" table:style-name="Table1.A1">
              <text:p text:style-name="P2">right</text:p>
            </table:table-cell>
            <table:table-cell office:value-type="string" table:style-name="Table1.E1">
              <text:p text:style-name="P2">through</text:p>
            </table:table-cell>
          </table:table-row>
          <table:table-row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place</text:p>
            </table:table-cell>
            <table:table-cell office:value-type="string" table:style-name="Table1.A1">
              <text:p text:style-name="P2">try</text:p>
            </table:table-cell>
            <table:table-cell office:value-type="string" table:style-name="Table1.E1">
              <text:p text:style-name="P2">did</text:p>
            </table:table-cell>
          </table:table-row>
          <table:table-row>
            <table:table-cell office:value-type="string" table:style-name="Table1.A1">
              <text:p text:style-name="P2">stop</text:p>
            </table:table-cell>
            <table:table-cell office:value-type="string" table:style-name="Table1.A1">
              <text:p text:style-name="P2">whatever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inside</text:p>
            </table:table-cell>
            <table:table-cell office:value-type="string" table:style-name="Table1.E1">
              <text:p text:style-name="P2">look</text:p>
            </table:table-cell>
          </table:table-row>
          <table:table-row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against</text:p>
            </table:table-cell>
            <table:table-cell office:value-type="string" table:style-name="Table1.E1">
              <text:p text:style-name="P2">eyes</text:p>
            </table:table-cell>
          </table:table-row>
          <table:table-row>
            <table:table-cell office:value-type="string" table:style-name="Table1.A1">
              <text:p text:style-name="P2">once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A1">
              <text:p text:style-name="P2">gotta</text:p>
            </table:table-cell>
            <table:table-cell office:value-type="string" table:style-name="Table1.E1">
              <text:p text:style-name="P2">know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A1">
              <text:p text:style-name="P2">think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E1">
              <text:p text:style-name="P2">running</text:p>
            </table:table-cell>
          </table:table-row>
          <table:table-row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fly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E1">
              <text:p text:style-name="P2">doubt</text:p>
            </table:table-cell>
          </table:table-row>
          <table:table-row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might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tars</text:p>
            </table:table-cell>
            <table:table-cell office:value-type="string" table:style-name="Table1.E1">
              <text:p text:style-name="P2">cry</text:p>
            </table:table-cell>
          </table:table-row>
          <table:table-row>
            <table:table-cell office:value-type="string" table:style-name="Table1.A1">
              <text:p text:style-name="P2">afraid</text:p>
            </table:table-cell>
            <table:table-cell office:value-type="string" table:style-name="Table1.A1">
              <text:p text:style-name="P2">lose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A1">
              <text:p text:style-name="P2">wings</text:p>
            </table:table-cell>
            <table:table-cell office:value-type="string" table:style-name="Table1.E1">
              <text:p text:style-name="P2">time</text:p>
            </table:table-cell>
          </table:table-row>
          <table:table-row>
            <table:table-cell office:value-type="string" table:style-name="Table1.A1">
              <text:p text:style-name="P2">maybe</text:p>
            </table:table-cell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sign</text:p>
            </table:table-cell>
            <table:table-cell office:value-type="string" table:style-name="Table1.E1">
              <text:p text:style-name="P2">tell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ky</text:p>
            </table:table-cell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find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E1">
              <text:p text:style-name="P2">say</text:p>
            </table:table-cell>
          </table:table-row>
          <table:table-row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stand</text:p>
            </table:table-cell>
            <table:table-cell office:value-type="string" table:style-name="Table1.A1">
              <text:p text:style-name="P2">girl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E1">
              <text:p text:style-name="P2">fear</text:p>
            </table:table-cell>
          </table:table-row>
          <table:table-row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bo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hings</text:p>
            </table:table-cell>
            <table:table-cell office:value-type="string" table:style-name="Table1.E1">
              <text:p text:style-name="P2">deep</text:p>
            </table:table-cell>
          </table:table-row>
          <table:table-row>
            <table:table-cell office:value-type="string" table:style-name="Table1.A1">
              <text:p text:style-name="P2">yeah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fast</text:p>
            </table:table-cell>
            <table:table-cell office:value-type="string" table:style-name="Table1.E1">
              <text:p text:style-name="P2">gonna</text:p>
            </table:table-cell>
          </table:table-row>
          <table:table-row>
            <table:table-cell office:value-type="string" table:style-name="Table1.A1">
              <text:p text:style-name="P2">shadows</text:p>
            </table:table-cell>
            <table:table-cell office:value-type="string" table:style-name="Table1.A1">
              <text:p text:style-name="P2">take</text:p>
            </table:table-cell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mess</text:p>
            </table:table-cell>
            <table:table-cell office:value-type="string" table:style-name="Table1.E1">
              <text:p text:style-name="P2">stop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dark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anymore</text:p>
            </table:table-cell>
            <table:table-cell office:value-type="string" table:style-name="Table1.A1">
              <text:p text:style-name="P2">right</text:p>
            </table:table-cell>
            <table:table-cell office:value-type="string" table:style-name="Table1.E1">
              <text:p text:style-name="P2">tonight</text:p>
            </table:table-cell>
          </table:table-row>
          <table:table-row>
            <table:table-cell office:value-type="string" table:style-name="Table1.A1">
              <text:p text:style-name="P2">want</text:p>
            </table:table-cell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hand</text:p>
            </table:table-cell>
            <table:table-cell office:value-type="string" table:style-name="Table1.A1">
              <text:p text:style-name="P2">know</text:p>
            </table:table-cell>
            <table:table-cell office:value-type="string" table:style-name="Table1.E1">
              <text:p text:style-name="P2">mistake</text:p>
            </table:table-cell>
          </table:table-row>
          <table:table-row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gam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E1">
              <text:p text:style-name="P2">put</text:p>
            </table:table-cell>
          </table:table-row>
          <table:table-row>
            <table:table-cell office:value-type="string" table:style-name="Table1.A1">
              <text:p text:style-name="P2">hey</text:p>
            </table:table-cell>
            <table:table-cell office:value-type="string" table:style-name="Table1.A1">
              <text:p text:style-name="P2">head</text:p>
            </table:table-cell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trying</text:p>
            </table:table-cell>
            <table:table-cell office:value-type="string" table:style-name="Table1.E1">
              <text:p text:style-name="P2">never</text:p>
            </table:table-cell>
          </table:table-row>
          <table:table-row>
            <table:table-cell office:value-type="string" table:style-name="Table1.A1">
              <text:p text:style-name="P2">sweet</text:p>
            </table:table-cell>
            <table:table-cell office:value-type="string" table:style-name="Table1.A1">
              <text:p text:style-name="P2">keep</text:p>
            </table:table-cell>
            <table:table-cell office:value-type="string" table:style-name="Table1.A1">
              <text:p text:style-name="P2">turn</text:p>
            </table:table-cell>
            <table:table-cell office:value-type="string" table:style-name="Table1.A1">
              <text:p text:style-name="P2">mind</text:p>
            </table:table-cell>
            <table:table-cell office:value-type="string" table:style-name="Table1.E1">
              <text:p text:style-name="P2">mo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beat</text:p>
            </table:table-cell>
            <table:table-cell office:value-type="string" table:style-name="Table1.A1">
              <text:p text:style-name="P2">know</text:p>
            </table:table-cell>
            <table:table-cell office:value-type="string" table:style-name="Table1.A1">
              <text:p text:style-name="P2">act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E1">
              <text:p text:style-name="P2">hold</text:p>
            </table:table-cell>
          </table:table-row>
          <table:table-row>
            <table:table-cell office:value-type="string" table:style-name="Table1.A1">
              <text:p text:style-name="P2">going</text:p>
            </table:table-cell>
            <table:table-cell office:value-type="string" table:style-name="Table1.A1">
              <text:p text:style-name="P2">home</text:p>
            </table:table-cell>
            <table:table-cell office:value-type="string" table:style-name="Table1.A1">
              <text:p text:style-name="P2">other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E1">
              <text:p text:style-name="P2">erase</text:p>
            </table:table-cell>
          </table:table-row>
          <table:table-row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storm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inside</text:p>
            </table:table-cell>
            <table:table-cell office:value-type="string" table:style-name="Table1.E1">
              <text:p text:style-name="P2">fight</text:p>
            </table:table-cell>
          </table:table-row>
          <table:table-row>
            <table:table-cell office:value-type="string" table:style-name="Table1.A1">
              <text:p text:style-name="P2">falling</text:p>
            </table:table-cell>
            <table:table-cell office:value-type="string" table:style-name="Table1.A1">
              <text:p text:style-name="P2">space</text:p>
            </table:table-cell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bring</text:p>
            </table:table-cell>
            <table:table-cell office:value-type="string" table:style-name="Table1.E1">
              <text:p text:style-name="P2">just</text:p>
            </table:table-cell>
          </table:table-row>
          <table:table-row>
            <table:table-cell office:value-type="string" table:style-name="Table1.A1">
              <text:p text:style-name="P2">matter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E1">
              <text:p text:style-name="P2">befo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dark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flying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E1">
              <text:p text:style-name="P2">through</text:p>
            </table:table-cell>
          </table:table-row>
          <table:table-row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A1">
              <text:p text:style-name="P2">hand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E1">
              <text:p text:style-name="P2">story</text:p>
            </table:table-cell>
          </table:table-row>
          <table:table-row>
            <table:table-cell office:value-type="string" table:style-name="Table1.A1">
              <text:p text:style-name="P2">there</text:p>
            </table:table-cell>
            <table:table-cell office:value-type="string" table:style-name="Table1.A1">
              <text:p text:style-name="P2">should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ever</text:p>
            </table:table-cell>
            <table:table-cell office:value-type="string" table:style-name="Table1.E1">
              <text:p text:style-name="P2">call</text:p>
            </table:table-cell>
          </table:table-row>
          <table:table-row>
            <table:table-cell office:value-type="string" table:style-name="Table1.A1">
              <text:p text:style-name="P2">good</text:p>
            </table:table-cell>
            <table:table-cell office:value-type="string" table:style-name="Table1.A1">
              <text:p text:style-name="P2">doing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far</text:p>
            </table:table-cell>
            <table:table-cell office:value-type="string" table:style-name="Table1.E1">
              <text:p text:style-name="P2">just</text:p>
            </table:table-cell>
          </table:table-row>
          <table:table-row>
            <table:table-cell office:value-type="string" table:style-name="Table1.A1">
              <text:p text:style-name="P2">done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better</text:p>
            </table:table-cell>
            <table:table-cell office:value-type="string" table:style-name="Table1.E1">
              <text:p text:style-name="P2">tell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know</text:p>
            </table:table-cell>
            <table:table-cell office:value-type="string" table:style-name="Table1.A1">
              <text:p text:style-name="P2">about</text:p>
            </table:table-cell>
            <table:table-cell office:value-type="string" table:style-name="Table1.A1">
              <text:p text:style-name="P2">going</text:p>
            </table:table-cell>
            <table:table-cell office:value-type="string" table:style-name="Table1.E1">
              <text:p text:style-name="P2">nothing</text:p>
            </table:table-cell>
          </table:table-row>
          <table:table-row>
            <table:table-cell office:value-type="string" table:style-name="Table1.A1">
              <text:p text:style-name="P2">take</text:p>
            </table:table-cell>
            <table:table-cell office:value-type="string" table:style-name="Table1.A1">
              <text:p text:style-name="P2">running</text:p>
            </table:table-cell>
            <table:table-cell office:value-type="string" table:style-name="Table1.A1">
              <text:p text:style-name="P2">beat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E1">
              <text:p text:style-name="P2">faster</text:p>
            </table:table-cell>
          </table:table-row>
          <table:table-row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believ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yeah</text:p>
            </table:table-cell>
            <table:table-cell office:value-type="string" table:style-name="Table1.E1">
              <text:p text:style-name="P2">walking</text:p>
            </table:table-cell>
          </table:table-row>
          <table:table-row>
            <table:table-cell office:value-type="string" table:style-name="Table1.A1">
              <text:p text:style-name="P2">stars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catch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ready</text:p>
            </table:table-cell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things</text:p>
            </table:table-cell>
            <table:table-cell office:value-type="string" table:style-name="Table1.A1">
              <text:p text:style-name="P2">same</text:p>
            </table:table-cell>
            <table:table-cell office:value-type="string" table:style-name="Table1.E1">
              <text:p text:style-name="P2">wanna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really</text:p>
            </table:table-cell>
            <table:table-cell office:value-type="string" table:style-name="Table1.A1">
              <text:p text:style-name="P2">never</text:p>
            </table:table-cell>
            <table:table-cell office:value-type="string" table:style-name="Table1.E1">
              <text:p text:style-name="P2">afraid</text:p>
            </table:table-cell>
          </table:table-row>
          <table:table-row>
            <table:table-cell office:value-type="string" table:style-name="Table1.A1">
              <text:p text:style-name="P2">right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cry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E1">
              <text:p text:style-name="P2">two</text:p>
            </table:table-cell>
          </table:table-row>
          <table:table-row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man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every</text:p>
            </table:table-cell>
            <table:table-cell office:value-type="string" table:style-name="Table1.E1">
              <text:p text:style-name="P2">some</text:p>
            </table:table-cell>
          </table:table-row>
          <table:table-row>
            <table:table-cell office:value-type="string" table:style-name="Table1.A1">
              <text:p text:style-name="P2">baby</text:p>
            </table:table-cell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stop</text:p>
            </table:table-cell>
            <table:table-cell office:value-type="string" table:style-name="Table1.A1">
              <text:p text:style-name="P2">rain</text:p>
            </table:table-cell>
            <table:table-cell office:value-type="string" table:style-name="Table1.E1">
              <text:p text:style-name="P2">keep</text:p>
            </table:table-cell>
          </table:table-row>
          <table:table-row>
            <table:table-cell office:value-type="string" table:style-name="Table1.A1">
              <text:p text:style-name="P2">reaching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home</text:p>
            </table:table-cell>
            <table:table-cell office:value-type="string" table:style-name="Table1.A1">
              <text:p text:style-name="P2">head</text:p>
            </table:table-cell>
            <table:table-cell office:value-type="string" table:style-name="Table1.E1">
              <text:p text:style-name="P2">befo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lose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A1">
              <text:p text:style-name="P2">true</text:p>
            </table:table-cell>
            <table:table-cell office:value-type="string" table:style-name="Table1.A1">
              <text:p text:style-name="P2">never</text:p>
            </table:table-cell>
            <table:table-cell office:value-type="string" table:style-name="Table1.E1">
              <text:p text:style-name="P2">through</text:p>
            </table:table-cell>
          </table:table-row>
          <table:table-row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hey</text:p>
            </table:table-cell>
            <table:table-cell office:value-type="string" table:style-name="Table1.A1">
              <text:p text:style-name="P2">fight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E1">
              <text:p text:style-name="P2">almost</text:p>
            </table:table-cell>
          </table:table-row>
          <table:table-row>
            <table:table-cell office:value-type="string" table:style-name="Table1.A1">
              <text:p text:style-name="P2">try</text:p>
            </table:table-cell>
            <table:table-cell office:value-type="string" table:style-name="Table1.A1">
              <text:p text:style-name="P2">tak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E1">
              <text:p text:style-name="P2">back</text:p>
            </table:table-cell>
          </table:table-row>
          <table:table-row>
            <table:table-cell office:value-type="string" table:style-name="Table1.A1">
              <text:p text:style-name="P2">ever</text:p>
            </table:table-cell>
            <table:table-cell office:value-type="string" table:style-name="Table1.A1">
              <text:p text:style-name="P2">girl</text:p>
            </table:table-cell>
            <table:table-cell office:value-type="string" table:style-name="Table1.A1">
              <text:p text:style-name="P2">wanna</text:p>
            </table:table-cell>
            <table:table-cell office:value-type="string" table:style-name="Table1.A1">
              <text:p text:style-name="P2">sound</text:p>
            </table:table-cell>
            <table:table-cell office:value-type="string" table:style-name="Table1.E1">
              <text:p text:style-name="P2">alone</text:p>
            </table:table-cell>
          </table:table-row>
          <table:table-row>
            <table:table-cell office:value-type="string" table:style-name="Table1.A1">
              <text:p text:style-name="P2">giving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A1">
              <text:p text:style-name="P2">much</text:p>
            </table:table-cell>
            <table:table-cell office:value-type="string" table:style-name="Table1.E1">
              <text:p text:style-name="P2">stop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lways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everything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E1">
              <text:p text:style-name="P2">turn</text:p>
            </table:table-cell>
          </table:table-row>
          <table:table-row>
            <table:table-cell office:value-type="string" table:style-name="Table1.A1">
              <text:p text:style-name="P2">going</text:p>
            </table:table-cell>
            <table:table-cell office:value-type="string" table:style-name="Table1.A1">
              <text:p text:style-name="P2">good</text:p>
            </table:table-cell>
            <table:table-cell office:value-type="string" table:style-name="Table1.A1">
              <text:p text:style-name="P2">sky</text:p>
            </table:table-cell>
            <table:table-cell office:value-type="string" table:style-name="Table1.A1">
              <text:p text:style-name="P2">know</text:p>
            </table:table-cell>
            <table:table-cell office:value-type="string" table:style-name="Table1.E1">
              <text:p text:style-name="P2">bitter</text:p>
            </table:table-cell>
          </table:table-row>
          <table:table-row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without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eel</text:p>
            </table:table-cell>
            <table:table-cell office:value-type="string" table:style-name="Table1.E1">
              <text:p text:style-name="P2">fire</text:p>
            </table:table-cell>
          </table:table-row>
          <table:table-row>
            <table:table-cell office:value-type="string" table:style-name="Table1.A1">
              <text:p text:style-name="P2">sun</text:p>
            </table:table-cell>
            <table:table-cell office:value-type="string" table:style-name="Table1.A1">
              <text:p text:style-name="P2">walk</text:p>
            </table:table-cell>
            <table:table-cell office:value-type="string" table:style-name="Table1.A1">
              <text:p text:style-name="P2">around</text:p>
            </table:table-cell>
            <table:table-cell office:value-type="string" table:style-name="Table1.A1">
              <text:p text:style-name="P2">fall</text:p>
            </table:table-cell>
            <table:table-cell office:value-type="string" table:style-name="Table1.E1">
              <text:p text:style-name="P2">right</text:p>
            </table:table-cell>
          </table:table-row>
          <table:table-row>
            <table:table-cell office:value-type="string" table:style-name="Table1.A1">
              <text:p text:style-name="P2">last</text:p>
            </table:table-cell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stand</text:p>
            </table:table-cell>
            <table:table-cell office:value-type="string" table:style-name="Table1.A1">
              <text:p text:style-name="P2">high</text:p>
            </table:table-cell>
            <table:table-cell office:value-type="string" table:style-name="Table1.E1">
              <text:p text:style-name="P2">ca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<text:span text:style-name="T2">scurrilous </text:span>allegation that all <text:span text:style-name="T3">sets of </text:span>Eurovision songs are basically the same. To investigate this, all of the non-trivial words from the songs of last year have been analysed, frequency-counted, pulped, mangled, squeezed, and turned into bingo cards.</text:p>
        <text:p text:style-name="P3"/>
        <text:p text:style-name="P5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</text:p>
        <text:p text:style-name="P5"/>
        <text:p text:style-name="P5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bad</text:p>
            </table:table-cell>
            <table:table-cell office:value-type="string" table:style-name="Table1.A1">
              <text:p text:style-name="P2">get</text:p>
            </table:table-cell>
            <table:table-cell office:value-type="string" table:style-name="Table1.E1">
              <text:p text:style-name="P2">inside</text:p>
            </table:table-cell>
          </table:table-row>
          <table:table-row>
            <table:table-cell office:value-type="string" table:style-name="Table1.A1">
              <text:p text:style-name="P2">just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fly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E1">
              <text:p text:style-name="P2">move</text:p>
            </table:table-cell>
          </table:table-row>
          <table:table-row>
            <table:table-cell office:value-type="string" table:style-name="Table1.A1">
              <text:p text:style-name="P2">more</text:p>
            </table:table-cell>
            <table:table-cell office:value-type="string" table:style-name="Table1.A1">
              <text:p text:style-name="P2">zone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alling</text:p>
            </table:table-cell>
            <table:table-cell office:value-type="string" table:style-name="Table1.E1">
              <text:p text:style-name="P2">space</text:p>
            </table:table-cell>
          </table:table-row>
          <table:table-row>
            <table:table-cell office:value-type="string" table:style-name="Table1.A1">
              <text:p text:style-name="P2">together</text:p>
            </table:table-cell>
            <table:table-cell office:value-type="string" table:style-name="Table1.A1">
              <text:p text:style-name="P2">put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deeps</text:p>
            </table:table-cell>
            <table:table-cell office:value-type="string" table:style-name="Table1.E1">
              <text:p text:style-name="P2">want</text:p>
            </table:table-cell>
          </table:table-row>
          <table:table-row>
            <table:table-cell office:value-type="string" table:style-name="Table1.A1">
              <text:p text:style-name="P2">came</text:p>
            </table:table-cell>
            <table:table-cell office:value-type="string" table:style-name="Table1.A1">
              <text:p text:style-name="P2">keep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other</text:p>
            </table:table-cell>
            <table:table-cell office:value-type="string" table:style-name="Table1.E1">
              <text:p text:style-name="P2">try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GB" fo:language="en" style:font-name="Liberation Serif" style:language-asian="zh" style:language-complex="hi" style:font-size-asian="10.5pt" style:font-name-asian="Droid Sans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GB" fo:language="en" fo:hyphenation-push-char-count="2" style:font-name="Liberation Serif" style:language-asian="zh" style:language-complex="hi" style:font-size-asian="10.5pt" style:font-name-asian="Droid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Droid Sans'" style:font-name-asian="Droid Sans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5-05-24T20:47:50.085844053</dc:date>
    <dc:creator>Gervase Markham</dc:creator>
    <meta:editing-duration>PT47M</meta:editing-duration>
    <meta:editing-cycles>11</meta:editing-cycles>
    <meta:generator>LibreOffice/4.2.8.2$Linux_x86 LibreOffice_project/420m0$Build-2</meta:generator>
    <meta:document-statistic meta:table-count="1" meta:image-count="0" meta:object-count="0" meta:page-count="2" meta:paragraph-count="9" meta:word-count="124" meta:character-count="722" meta:non-whitespace-character-count="607"/>
    <dc:title>cards-for-2018</dc:title>
  </office:meta>
</office:document-meta>
</file>